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solid" svg:stroke-color="#ffffff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>
      <style:graphic-properties svg:stroke-color="#5c8526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solid" svg:stroke-width="0.076cm" svg:stroke-color="#0000ff" draw:marker-start-width="0.313cm" draw:marker-end-width="0.313cm" draw:fill="solid" draw:fill-color="#0000ff" fo:min-height="0.742cm" fo:padding-top="0.162cm" fo:padding-bottom="0.162cm" fo:padding-left="0.287cm" fo:padding-right="0.287cm"/>
    </style:style>
    <style:style style:name="gr12" style:family="graphic" style:parent-style-name="standard">
      <style:graphic-properties draw:stroke="solid" svg:stroke-width="0.076cm" svg:stroke-color="#0000ff" draw:marker-start-width="0.313cm" draw:marker-end-width="0.313cm" draw:fill="solid" draw:fill-color="#000000" fo:min-height="0.742cm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ff" draw:marker-start-width="0.352cm" draw:marker-end-width="0.352cm" draw:fill="none" draw:textarea-vertical-align="middle" fo:padding-top="-0.175cm" fo:padding-bottom="-0.175cm" fo:padding-left="-0.05cm" fo:padding-right="-0.05cm"/>
    </style:style>
    <style:style style:name="gr14" style:family="graphic" style:parent-style-name="objectwithoutfill">
      <style:graphic-properties draw:stroke="solid" svg:stroke-width="0.102cm" svg:stroke-color="#ffffff" draw:marker-start-width="0.352cm" draw:marker-end-width="0.352cm"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6cm"/>
    </style:style>
    <style:style style:name="gr16" style:family="graphic" style:parent-style-name="standard">
      <style:graphic-properties draw:stroke="solid" svg:stroke-width="0.127cm" svg:stroke-color="#008000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7" style:family="graphic" style:parent-style-name="standard">
      <style:graphic-properties draw:stroke="none" svg:stroke-width="0.127cm" svg:stroke-color="#e6e6ff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8" style:family="graphic" style:parent-style-name="standard">
      <style:graphic-properties draw:stroke="none" svg:stroke-width="0.127cm" svg:stroke-color="#e6e6ff" draw:marker-start-width="0.389cm" draw:marker-end-width="0.389cm" draw:fill="solid" draw:fill-color="#ffffff" fo:min-height="0.742cm" fo:padding-top="0.187cm" fo:padding-bottom="0.187cm" fo:padding-left="0.312cm" fo:padding-right="0.312cm"/>
    </style:style>
    <style:style style:name="gr19" style:family="graphic" style:parent-style-name="standard">
      <style:graphic-properties draw:stroke="solid" svg:stroke-width="0.076cm" svg:stroke-color="#0000ff" draw:marker-start-width="0.313cm" draw:marker-end-width="0.313cm" draw:fill="solid" draw:fill-color="#0000ff" fo:min-height="0.766cm" fo:padding-top="0.162cm" fo:padding-bottom="0.162cm" fo:padding-left="0.287cm" fo:padding-right="0.287cm"/>
    </style:style>
    <style:style style:name="gr20" style:family="graphic" style:parent-style-name="standard">
      <style:graphic-properties draw:stroke="solid" svg:stroke-width="0.076cm" svg:stroke-color="#0000ff" draw:marker-start-width="0.313cm" draw:marker-end-width="0.313cm" draw:fill="solid" draw:fill-color="#000000" fo:min-height="0.766cm" fo:padding-top="0.162cm" fo:padding-bottom="0.162cm" fo:padding-left="0.287cm" fo:padding-right="0.287cm"/>
    </style:style>
    <style:style style:name="P1" style:family="paragraph"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text-align="center"/>
      <style:text-properties fo:color="#ffffff" fo:font-size="10pt" style:font-size-asian="10pt" style:font-size-complex="10pt"/>
    </style:style>
    <style:style style:name="P1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10pt" fo:font-weight="normal" style:font-weight-asian="normal" style:font-weight-complex="normal"/>
    </style:style>
    <style:style style:name="P1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>
      <style:text-properties fo:color="#008000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  <style:text-properties fo:color="#000000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font-size="10pt" fo:font-weight="bold" style:font-weight-asian="bold" style:font-weight-complex="bold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ff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3.875cm" svg:x="6.731cm" svg:y="3.3cm">
          <draw:text-box>
            <text:p text:style-name="P1"><text:span text:style-name="T1">GreenmIne</text:span></text:p>
          </draw:text-box>
        </draw:frame>
        <draw:frame draw:style-name="gr2" draw:text-style-name="P3" draw:layer="layout" svg:width="3.429cm" svg:height="1.072cm" svg:x="7.62cm" svg:y="8.868cm">
          <draw:text-box>
            <text:p text:style-name="P2"><text:span text:style-name="T2">username</text:span></text:p>
          </draw:text-box>
        </draw:frame>
        <draw:frame draw:style-name="gr3" draw:text-style-name="P4" draw:layer="layout" svg:width="2.928cm" svg:height="1.072cm" svg:x="7.62cm" svg:y="10.392cm">
          <draw:text-box>
            <text:p text:style-name="P4"><text:span text:style-name="T3">password</text:span></text:p>
          </draw:text-box>
        </draw:frame>
        <draw:line draw:style-name="gr4" draw:text-style-name="P5" draw:layer="layout" svg:x1="11.33cm" svg:y1="9.652cm" svg:x2="19.077cm" svg:y2="9.652cm">
          <text:p/>
        </draw:line>
        <draw:line draw:style-name="gr4" draw:text-style-name="P5" draw:layer="layout" svg:x1="11.331cm" svg:y1="11.052cm" svg:x2="19.078cm" svg:y2="11.052cm">
          <text:p/>
        </draw:line>
        <draw:frame draw:style-name="gr5" draw:text-style-name="P7" draw:layer="layout" svg:width="11.43cm" svg:height="1.038cm" svg:x="7.62cm" svg:y="12.7cm">
          <draw:text-box>
            <text:p text:style-name="P6">LOGIN</text:p>
          </draw:text-box>
        </draw:frame>
        <draw:frame draw:style-name="gr6" draw:text-style-name="P8" draw:layer="layout" svg:width="7.366cm" svg:height="1.825cm" svg:x="11.303cm" svg:y="8.763cm">
          <draw:text-box>
            <text:p>admin</text:p>
            <text:p/>
          </draw:text-box>
        </draw:frame>
        <draw:frame draw:style-name="gr6" draw:text-style-name="P8" draw:layer="layout" svg:width="7.366cm" svg:height="1.825cm" svg:x="11.303cm" svg:y="10.064cm">
          <draw:text-box>
            <text:p>**************</text:p>
            <text:p/>
          </draw:text-box>
        </draw:frame>
        <draw:custom-shape draw:style-name="gr7" draw:text-style-name="P5" draw:layer="layout" svg:width="11.557cm" svg:height="0.889cm" svg:x="7.493cm" svg:y="14.73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43cm" svg:height="1.774cm" svg:x="7.62cm" svg:y="14.609cm">
          <draw:text-box>
            <text:p text:style-name="P9"><text:span text:style-name="T4">Error message here</text:span></text:p>
          </draw:text-box>
        </draw:frame>
      </draw:page>
      <draw:page draw:name="page2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969cm" svg:height="1.774cm" svg:x="-0.127cm" svg:y="0cm">
          <draw:text-box>
            <text:p text:style-name="P4"><text:span text:style-name="T3">GREENMINE</text:span></text:p>
          </draw:text-box>
        </draw:frame>
        <draw:frame draw:style-name="gr8" draw:text-style-name="P11" draw:layer="layout" svg:width="5.969cm" svg:height="1.774cm" svg:x="3.674cm" svg:y="0cm">
          <draw:text-box>
            <text:p text:style-name="P11"><text:span text:style-name="T5">Project 1</text:span></text:p>
          </draw:text-box>
        </draw:frame>
        <draw:frame draw:style-name="gr8" draw:text-style-name="P13" draw:layer="layout" svg:width="5.969cm" svg:height="1.92cm" svg:x="24.127cm" svg:y="0.028cm">
          <draw:text-box>
            <text:p text:style-name="P12"><text:span text:style-name="T5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10" draw:text-style-name="P13" draw:layer="layout" svg:width="5.969cm" svg:height="2.361cm" svg:x="20.028cm" svg:y="0.028cm">
          <draw:text-box>
            <text:p text:style-name="P12"><text:span text:style-name="T5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1" draw:text-style-name="P11" draw:layer="layout" svg:width="3.07cm" svg:height="1.112cm" svg:x="0cm" svg:y="1.047cm">
          <draw:text-box>
            <text:p text:style-name="P11"><text:span text:style-name="T5">Backlog</text:span></text:p>
          </draw:text-box>
        </draw:frame>
        <draw:frame draw:style-name="gr12" draw:text-style-name="P11" draw:layer="layout" svg:width="3.07cm" svg:height="1.112cm" svg:x="3.1cm" svg:y="1.047cm">
          <draw:text-box>
            <text:p text:style-name="P11"><text:span text:style-name="T5">Sprints</text:span></text:p>
          </draw:text-box>
        </draw:frame>
        <draw:frame draw:style-name="gr12" draw:text-style-name="P11" draw:layer="layout" svg:width="3.07cm" svg:height="1.112cm" svg:x="6.2cm" svg:y="1.047cm">
          <draw:text-box>
            <text:p text:style-name="P11"><text:span text:style-name="T5">Issues</text:span></text:p>
          </draw:text-box>
        </draw:frame>
        <draw:frame draw:style-name="gr12" draw:text-style-name="P11" draw:layer="layout" svg:width="3.07cm" svg:height="1.112cm" svg:x="9.3cm" svg:y="1.047cm">
          <draw:text-box>
            <text:p text:style-name="P11"><text:span text:style-name="T5">Wiki</text:span></text:p>
          </draw:text-box>
        </draw:frame>
        <draw:frame draw:style-name="gr12" draw:text-style-name="P11" draw:layer="layout" svg:width="3.07cm" svg:height="1.112cm" svg:x="12.3cm" svg:y="1.047cm">
          <draw:text-box>
            <text:p text:style-name="P11"><text:span text:style-name="T5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4" draw:layer="layout" svg:width="10.676cm" svg:height="1.072cm" svg:x="0.005cm" svg:y="19.939cm">
          <draw:text-box>
            <text:p text:style-name="P14"><text:span text:style-name="T7">Info =&gt; </text:span><text:span text:style-name="T8">Status Bar Messages</text:span></text:p>
          </draw:text-box>
        </draw:frame>
        <draw:g>
          <draw:frame draw:style-name="gr16" draw:text-style-name="P11" draw:layer="layout" svg:width="17.907cm" svg:height="1.162cm" svg:x="0cm" svg:y="5.186cm">
            <draw:text-box>
              <text:p text:style-name="P15"><text:span text:style-name="T5">US </text:span></text:p>
            </draw:text-box>
          </draw:frame>
          <draw:g>
            <draw:frame draw:style-name="gr16" draw:text-style-name="P11" draw:layer="layout" svg:width="2.539cm" svg:height="1.162cm" svg:x="17.949cm" svg:y="5.186cm">
              <draw:text-box>
                <text:p text:style-name="P15"><text:span text:style-name="T5">UX</text:span></text:p>
              </draw:text-box>
            </draw:frame>
            <draw:frame draw:style-name="gr16" draw:text-style-name="P11" draw:layer="layout" svg:width="2.539cm" svg:height="1.162cm" svg:x="20.45cm" svg:y="5.186cm">
              <draw:text-box>
                <text:p text:style-name="P15"><text:span text:style-name="T5">Desig</text:span></text:p>
              </draw:text-box>
            </draw:frame>
            <draw:frame draw:style-name="gr16" draw:text-style-name="P11" draw:layer="layout" svg:width="2.539cm" svg:height="1.162cm" svg:x="22.951cm" svg:y="5.186cm">
              <draw:text-box>
                <text:p text:style-name="P15"><text:span text:style-name="T5">Front</text:span></text:p>
              </draw:text-box>
            </draw:frame>
            <draw:frame draw:style-name="gr16" draw:text-style-name="P11" draw:layer="layout" svg:width="2.539cm" svg:height="1.162cm" svg:x="25.452cm" svg:y="5.186cm">
              <draw:text-box>
                <text:p text:style-name="P15"><text:span text:style-name="T5">Back</text:span></text:p>
              </draw:text-box>
            </draw:frame>
          </draw:g>
        </draw:g>
        <draw:g>
          <draw:frame draw:style-name="gr17" draw:text-style-name="P16" draw:layer="layout" svg:width="17.907cm" svg:height="1.162cm" svg:x="0.001cm" svg:y="6.4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2cm" svg:y="7.5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1cm" svg:y="8.6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2cm" svg:y="9.7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15"><text:span text:style-name="T5">20</text:span></text:p>
              </draw:text-box>
            </draw:frame>
          </draw:g>
        </draw:g>
        <draw:frame draw:style-name="gr18" draw:text-style-name="P17" draw:layer="layout" svg:width="17.907cm" svg:height="1.162cm" svg:x="0.001cm" svg:y="10.886cm">
          <draw:text-box>
            <text:p text:style-name="P17"><text:span text:style-name="T9">The title of an User Story 1</text:span></text:p>
          </draw:text-box>
        </draw:frame>
        <draw:g>
          <draw:frame draw:style-name="gr18" draw:text-style-name="P18" draw:layer="layout" svg:width="2.539cm" svg:height="1.162cm" svg:x="17.95cm" svg:y="10.886cm">
            <draw:text-box>
              <text:p text:style-name="P18"><text:span text:style-name="T9">?</text:span></text:p>
            </draw:text-box>
          </draw:frame>
          <draw:frame draw:style-name="gr18" draw:text-style-name="P18" draw:layer="layout" svg:width="2.539cm" svg:height="1.162cm" svg:x="20.451cm" svg:y="10.886cm">
            <draw:text-box>
              <text:p text:style-name="P18"><text:span text:style-name="T9">10</text:span></text:p>
            </draw:text-box>
          </draw:frame>
          <draw:frame draw:style-name="gr18" draw:text-style-name="P18" draw:layer="layout" svg:width="2.539cm" svg:height="1.162cm" svg:x="22.952cm" svg:y="10.886cm">
            <draw:text-box>
              <text:p text:style-name="P18"><text:span text:style-name="T9">1</text:span></text:p>
            </draw:text-box>
          </draw:frame>
          <draw:frame draw:style-name="gr18" draw:text-style-name="P18" draw:layer="layout" svg:width="2.539cm" svg:height="1.162cm" svg:x="25.453cm" svg:y="10.886cm">
            <draw:text-box>
              <text:p text:style-name="P18"><text:span text:style-name="T9">20</text:span></text:p>
            </draw:text-box>
          </draw:frame>
        </draw:g>
        <draw:g>
          <draw:frame draw:style-name="gr17" draw:text-style-name="P16" draw:layer="layout" svg:width="17.907cm" svg:height="1.162cm" svg:x="0.002cm" svg:y="11.9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1cm" svg:y="13.0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2cm" svg:y="14.1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1cm" svg:y="15.2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2cm" svg:y="16.3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1cm" svg:y="17.4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15"><text:span text:style-name="T5">20</text:span></text:p>
              </draw:text-box>
            </draw:frame>
          </draw:g>
        </draw:g>
        <draw:g>
          <draw:frame draw:style-name="gr17" draw:text-style-name="P16" draw:layer="layout" svg:width="17.907cm" svg:height="1.162cm" svg:x="0.002cm" svg:y="18.586cm">
            <draw:text-box>
              <text:p text:style-name="P16"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15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15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15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15"><text:span text:style-name="T5">20</text:span></text:p>
              </draw:text-box>
            </draw:frame>
          </draw:g>
        </draw:g>
        <draw:frame draw:style-name="gr17" draw:text-style-name="P16" draw:layer="layout" svg:width="27.988cm" svg:height="1.196cm" svg:x="0.003cm" svg:y="2.286cm">
          <draw:text-box>
            <text:p text:style-name="P16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6" draw:layer="layout" svg:width="27.988cm" svg:height="1.196cm" svg:x="0.003cm" svg:y="3.387cm">
          <draw:text-box>
            <text:p text:style-name="P16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</draw:page>
      <draw:page draw:name="page3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19"><text:span text:style-name="T2">GREENMINE</text:span></text:p>
          </draw:text-box>
        </draw:frame>
        <draw:frame draw:style-name="gr8" draw:text-style-name="P13" draw:layer="layout" svg:width="5.969cm" svg:height="1.774cm" svg:x="3.674cm" svg:y="0cm">
          <draw:text-box>
            <text:p text:style-name="P12"><text:span text:style-name="T6">Project 1</text:span></text:p>
          </draw:text-box>
        </draw:frame>
        <draw:frame draw:style-name="gr8" draw:text-style-name="P13" draw:layer="layout" svg:width="5.969cm" svg:height="1.774cm" svg:x="24.127cm" svg:y="0.028cm">
          <draw:text-box>
            <text:p text:style-name="P12"><text:span text:style-name="T6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8" draw:text-style-name="P13" draw:layer="layout" svg:width="5.969cm" svg:height="2.015cm" svg:x="20.028cm" svg:y="0.028cm">
          <draw:text-box>
            <text:p text:style-name="P12"><text:span text:style-name="T6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9" draw:text-style-name="P13" draw:layer="layout" svg:width="3.07cm" svg:height="1.09cm" svg:x="0cm" svg:y="1.047cm">
          <draw:text-box>
            <text:p text:style-name="P12"><text:span text:style-name="T6">Backlog</text:span></text:p>
          </draw:text-box>
        </draw:frame>
        <draw:frame draw:style-name="gr20" draw:text-style-name="P13" draw:layer="layout" svg:width="3.07cm" svg:height="1.09cm" svg:x="3.1cm" svg:y="1.047cm">
          <draw:text-box>
            <text:p text:style-name="P12"><text:span text:style-name="T6">Sprints</text:span></text:p>
          </draw:text-box>
        </draw:frame>
        <draw:frame draw:style-name="gr20" draw:text-style-name="P13" draw:layer="layout" svg:width="3.07cm" svg:height="1.09cm" svg:x="6.2cm" svg:y="1.047cm">
          <draw:text-box>
            <text:p text:style-name="P12"><text:span text:style-name="T6">Issues</text:span></text:p>
          </draw:text-box>
        </draw:frame>
        <draw:frame draw:style-name="gr20" draw:text-style-name="P13" draw:layer="layout" svg:width="3.07cm" svg:height="1.09cm" svg:x="9.3cm" svg:y="1.047cm">
          <draw:text-box>
            <text:p text:style-name="P12"><text:span text:style-name="T6">Wiki</text:span></text:p>
          </draw:text-box>
        </draw:frame>
        <draw:frame draw:style-name="gr20" draw:text-style-name="P13" draw:layer="layout" svg:width="3.07cm" svg:height="1.09cm" svg:x="12.3cm" svg:y="1.047cm">
          <draw:text-box>
            <text:p text:style-name="P12"><text:span text:style-name="T6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3" draw:layer="layout" svg:width="10.676cm" svg:height="1.006cm" svg:x="0.005cm" svg:y="19.939cm">
          <draw:text-box>
            <text:p text:style-name="P12"><text:span text:style-name="T14">Info</text:span><text:span text:style-name="T2"> =&gt; </text:span><text:span text:style-name="T6">Status Bar Messages</text:span></text:p>
          </draw:text-box>
        </draw:frame>
      </draw:page>
      <draw:page draw:name="page4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19"><text:span text:style-name="T2">GREENMINE</text:span></text:p>
          </draw:text-box>
        </draw:frame>
        <draw:frame draw:style-name="gr8" draw:text-style-name="P13" draw:layer="layout" svg:width="5.969cm" svg:height="1.774cm" svg:x="3.674cm" svg:y="0cm">
          <draw:text-box>
            <text:p text:style-name="P12"><text:span text:style-name="T6">Project 1</text:span></text:p>
          </draw:text-box>
        </draw:frame>
        <draw:frame draw:style-name="gr8" draw:text-style-name="P13" draw:layer="layout" svg:width="5.969cm" svg:height="1.774cm" svg:x="24.127cm" svg:y="0.028cm">
          <draw:text-box>
            <text:p text:style-name="P12"><text:span text:style-name="T6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8" draw:text-style-name="P13" draw:layer="layout" svg:width="5.969cm" svg:height="2.015cm" svg:x="20.028cm" svg:y="0.028cm">
          <draw:text-box>
            <text:p text:style-name="P12"><text:span text:style-name="T6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9" draw:text-style-name="P13" draw:layer="layout" svg:width="3.07cm" svg:height="1.09cm" svg:x="0cm" svg:y="1.047cm">
          <draw:text-box>
            <text:p text:style-name="P12"><text:span text:style-name="T6">Backlog</text:span></text:p>
          </draw:text-box>
        </draw:frame>
        <draw:frame draw:style-name="gr20" draw:text-style-name="P13" draw:layer="layout" svg:width="3.07cm" svg:height="1.09cm" svg:x="3.1cm" svg:y="1.047cm">
          <draw:text-box>
            <text:p text:style-name="P12"><text:span text:style-name="T6">Sprints</text:span></text:p>
          </draw:text-box>
        </draw:frame>
        <draw:frame draw:style-name="gr20" draw:text-style-name="P13" draw:layer="layout" svg:width="3.07cm" svg:height="1.09cm" svg:x="6.2cm" svg:y="1.047cm">
          <draw:text-box>
            <text:p text:style-name="P12"><text:span text:style-name="T6">Issues</text:span></text:p>
          </draw:text-box>
        </draw:frame>
        <draw:frame draw:style-name="gr20" draw:text-style-name="P13" draw:layer="layout" svg:width="3.07cm" svg:height="1.09cm" svg:x="9.3cm" svg:y="1.047cm">
          <draw:text-box>
            <text:p text:style-name="P12"><text:span text:style-name="T6">Wiki</text:span></text:p>
          </draw:text-box>
        </draw:frame>
        <draw:frame draw:style-name="gr20" draw:text-style-name="P13" draw:layer="layout" svg:width="3.07cm" svg:height="1.09cm" svg:x="12.3cm" svg:y="1.047cm">
          <draw:text-box>
            <text:p text:style-name="P12"><text:span text:style-name="T6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3" draw:layer="layout" svg:width="10.676cm" svg:height="1.006cm" svg:x="0.005cm" svg:y="19.939cm">
          <draw:text-box>
            <text:p text:style-name="P12"><text:span text:style-name="T14">Info</text:span><text:span text:style-name="T2"> =&gt; </text:span><text:span text:style-name="T6">Status Bar Messages</text:span></text:p>
          </draw:text-box>
        </draw:frame>
      </draw:page>
      <draw:page draw:name="page5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19"><text:span text:style-name="T2">GREENMINE</text:span></text:p>
          </draw:text-box>
        </draw:frame>
        <draw:frame draw:style-name="gr8" draw:text-style-name="P13" draw:layer="layout" svg:width="5.969cm" svg:height="1.774cm" svg:x="3.674cm" svg:y="0cm">
          <draw:text-box>
            <text:p text:style-name="P12"><text:span text:style-name="T6">Project 1</text:span></text:p>
          </draw:text-box>
        </draw:frame>
        <draw:frame draw:style-name="gr8" draw:text-style-name="P13" draw:layer="layout" svg:width="5.969cm" svg:height="1.774cm" svg:x="24.127cm" svg:y="0.028cm">
          <draw:text-box>
            <text:p text:style-name="P12"><text:span text:style-name="T6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8" draw:text-style-name="P13" draw:layer="layout" svg:width="5.969cm" svg:height="2.015cm" svg:x="20.028cm" svg:y="0.028cm">
          <draw:text-box>
            <text:p text:style-name="P12"><text:span text:style-name="T6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9" draw:text-style-name="P13" draw:layer="layout" svg:width="3.07cm" svg:height="1.09cm" svg:x="0cm" svg:y="1.047cm">
          <draw:text-box>
            <text:p text:style-name="P12"><text:span text:style-name="T6">Backlog</text:span></text:p>
          </draw:text-box>
        </draw:frame>
        <draw:frame draw:style-name="gr20" draw:text-style-name="P13" draw:layer="layout" svg:width="3.07cm" svg:height="1.09cm" svg:x="3.1cm" svg:y="1.047cm">
          <draw:text-box>
            <text:p text:style-name="P12"><text:span text:style-name="T6">Sprints</text:span></text:p>
          </draw:text-box>
        </draw:frame>
        <draw:frame draw:style-name="gr20" draw:text-style-name="P13" draw:layer="layout" svg:width="3.07cm" svg:height="1.09cm" svg:x="6.2cm" svg:y="1.047cm">
          <draw:text-box>
            <text:p text:style-name="P12"><text:span text:style-name="T6">Issues</text:span></text:p>
          </draw:text-box>
        </draw:frame>
        <draw:frame draw:style-name="gr20" draw:text-style-name="P13" draw:layer="layout" svg:width="3.07cm" svg:height="1.09cm" svg:x="9.3cm" svg:y="1.047cm">
          <draw:text-box>
            <text:p text:style-name="P12"><text:span text:style-name="T6">Wiki</text:span></text:p>
          </draw:text-box>
        </draw:frame>
        <draw:frame draw:style-name="gr20" draw:text-style-name="P13" draw:layer="layout" svg:width="3.07cm" svg:height="1.09cm" svg:x="12.3cm" svg:y="1.047cm">
          <draw:text-box>
            <text:p text:style-name="P12"><text:span text:style-name="T6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3" draw:layer="layout" svg:width="10.676cm" svg:height="1.006cm" svg:x="0.005cm" svg:y="19.939cm">
          <draw:text-box>
            <text:p text:style-name="P12"><text:span text:style-name="T14">Info</text:span><text:span text:style-name="T2"> =&gt; </text:span><text:span text:style-name="T6">Status Bar Messages</text:span></text:p>
          </draw:text-box>
        </draw:frame>
      </draw:page>
      <draw:page draw:name="page6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19"><text:span text:style-name="T2">GREENMINE</text:span></text:p>
          </draw:text-box>
        </draw:frame>
        <draw:frame draw:style-name="gr8" draw:text-style-name="P13" draw:layer="layout" svg:width="5.969cm" svg:height="1.774cm" svg:x="3.674cm" svg:y="0cm">
          <draw:text-box>
            <text:p text:style-name="P12"><text:span text:style-name="T6">Project 1</text:span></text:p>
          </draw:text-box>
        </draw:frame>
        <draw:frame draw:style-name="gr8" draw:text-style-name="P13" draw:layer="layout" svg:width="5.969cm" svg:height="1.774cm" svg:x="24.127cm" svg:y="0.028cm">
          <draw:text-box>
            <text:p text:style-name="P12"><text:span text:style-name="T6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8" draw:text-style-name="P13" draw:layer="layout" svg:width="5.969cm" svg:height="2.015cm" svg:x="20.028cm" svg:y="0.028cm">
          <draw:text-box>
            <text:p text:style-name="P12"><text:span text:style-name="T6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9" draw:text-style-name="P13" draw:layer="layout" svg:width="3.07cm" svg:height="1.09cm" svg:x="0cm" svg:y="1.047cm">
          <draw:text-box>
            <text:p text:style-name="P12"><text:span text:style-name="T6">Backlog</text:span></text:p>
          </draw:text-box>
        </draw:frame>
        <draw:frame draw:style-name="gr20" draw:text-style-name="P13" draw:layer="layout" svg:width="3.07cm" svg:height="1.09cm" svg:x="3.1cm" svg:y="1.047cm">
          <draw:text-box>
            <text:p text:style-name="P12"><text:span text:style-name="T6">Sprints</text:span></text:p>
          </draw:text-box>
        </draw:frame>
        <draw:frame draw:style-name="gr20" draw:text-style-name="P13" draw:layer="layout" svg:width="3.07cm" svg:height="1.09cm" svg:x="6.2cm" svg:y="1.047cm">
          <draw:text-box>
            <text:p text:style-name="P12"><text:span text:style-name="T6">Issues</text:span></text:p>
          </draw:text-box>
        </draw:frame>
        <draw:frame draw:style-name="gr20" draw:text-style-name="P13" draw:layer="layout" svg:width="3.07cm" svg:height="1.09cm" svg:x="9.3cm" svg:y="1.047cm">
          <draw:text-box>
            <text:p text:style-name="P12"><text:span text:style-name="T6">Wiki</text:span></text:p>
          </draw:text-box>
        </draw:frame>
        <draw:frame draw:style-name="gr20" draw:text-style-name="P13" draw:layer="layout" svg:width="3.07cm" svg:height="1.09cm" svg:x="12.3cm" svg:y="1.047cm">
          <draw:text-box>
            <text:p text:style-name="P12"><text:span text:style-name="T6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3" draw:layer="layout" svg:width="10.676cm" svg:height="1.006cm" svg:x="0.005cm" svg:y="19.939cm">
          <draw:text-box>
            <text:p text:style-name="P12"><text:span text:style-name="T14">Info</text:span><text:span text:style-name="T2"> =&gt; </text:span><text:span text:style-name="T6">Status Bar Messages</text:span></text:p>
          </draw:text-box>
        </draw:frame>
      </draw:page>
      <draw:page draw:name="page7" draw:style-name="dp1" draw:master-page-name="Default">
        <draw:custom-shape draw:style-name="gr9" draw:text-style-name="P5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19"><text:span text:style-name="T2">GREENMINE</text:span></text:p>
          </draw:text-box>
        </draw:frame>
        <draw:frame draw:style-name="gr8" draw:text-style-name="P13" draw:layer="layout" svg:width="5.969cm" svg:height="1.774cm" svg:x="3.674cm" svg:y="0cm">
          <draw:text-box>
            <text:p text:style-name="P12"><text:span text:style-name="T6">Project 1</text:span></text:p>
          </draw:text-box>
        </draw:frame>
        <draw:frame draw:style-name="gr8" draw:text-style-name="P13" draw:layer="layout" svg:width="5.969cm" svg:height="1.774cm" svg:x="24.127cm" svg:y="0.028cm">
          <draw:text-box>
            <text:p text:style-name="P12"><text:span text:style-name="T6">My Account</text:span></text:p>
            <text:p text:style-name="P12"><text:span text:style-name="T6"/></text:p>
            <text:p text:style-name="P12"><text:span text:style-name="T6"/></text:p>
          </draw:text-box>
        </draw:frame>
        <draw:frame draw:style-name="gr8" draw:text-style-name="P13" draw:layer="layout" svg:width="5.969cm" svg:height="2.015cm" svg:x="20.028cm" svg:y="0.028cm">
          <draw:text-box>
            <text:p text:style-name="P12"><text:span text:style-name="T6">My Projec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draw:frame draw:style-name="gr19" draw:text-style-name="P13" draw:layer="layout" svg:width="3.07cm" svg:height="1.09cm" svg:x="0cm" svg:y="1.047cm">
          <draw:text-box>
            <text:p text:style-name="P12"><text:span text:style-name="T6">Backlog</text:span></text:p>
          </draw:text-box>
        </draw:frame>
        <draw:frame draw:style-name="gr20" draw:text-style-name="P13" draw:layer="layout" svg:width="3.07cm" svg:height="1.09cm" svg:x="3.1cm" svg:y="1.047cm">
          <draw:text-box>
            <text:p text:style-name="P12"><text:span text:style-name="T6">Sprints</text:span></text:p>
          </draw:text-box>
        </draw:frame>
        <draw:frame draw:style-name="gr20" draw:text-style-name="P13" draw:layer="layout" svg:width="3.07cm" svg:height="1.09cm" svg:x="6.2cm" svg:y="1.047cm">
          <draw:text-box>
            <text:p text:style-name="P12"><text:span text:style-name="T6">Issues</text:span></text:p>
          </draw:text-box>
        </draw:frame>
        <draw:frame draw:style-name="gr20" draw:text-style-name="P13" draw:layer="layout" svg:width="3.07cm" svg:height="1.09cm" svg:x="9.3cm" svg:y="1.047cm">
          <draw:text-box>
            <text:p text:style-name="P12"><text:span text:style-name="T6">Wiki</text:span></text:p>
          </draw:text-box>
        </draw:frame>
        <draw:frame draw:style-name="gr20" draw:text-style-name="P13" draw:layer="layout" svg:width="3.07cm" svg:height="1.09cm" svg:x="12.3cm" svg:y="1.047cm">
          <draw:text-box>
            <text:p text:style-name="P12"><text:span text:style-name="T6">Admin</text:span></text:p>
          </draw:text-box>
        </draw:frame>
        <draw:line draw:style-name="gr13" draw:text-style-name="P5" draw:layer="layout" svg:x1="0cm" svg:y1="2.159cm" svg:x2="27.991cm" svg:y2="2.159cm">
          <text:p/>
        </draw:line>
        <draw:line draw:style-name="gr14" draw:text-style-name="P5" draw:layer="layout" svg:x1="0cm" svg:y1="19.812cm" svg:x2="28.067cm" svg:y2="19.812cm">
          <text:p/>
        </draw:line>
        <draw:frame draw:style-name="gr15" draw:text-style-name="P13" draw:layer="layout" svg:width="10.676cm" svg:height="1.006cm" svg:x="0.005cm" svg:y="19.939cm">
          <draw:text-box>
            <text:p text:style-name="P12"><text:span text:style-name="T14">Info</text:span><text:span text:style-name="T2"> =&gt; </text:span><text:span text:style-name="T6">Status Bar Mess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22:11:47.743991780</meta:creation-date>
    <dc:date>2013-11-15T00:44:55.688370133</dc:date>
    <meta:editing-duration>PT13M12S</meta:editing-duration>
    <meta:editing-cycles>2</meta:editing-cycles>
    <meta:generator>LibreOffice/4.1.3.2$Linux_X86_64 LibreOffice_project/410m0$Build-2</meta:generator>
    <meta:document-statistic meta:object-count="180"/>
  </office:meta>
</office:document-meta>
</file>